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e6e6e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  <style:style style:name="P2" style:family="paragraph" style:parent-style-name="Table_20_Heading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tracked-changes>
        <text:changed-region text:id="ct147371048">
          <text:insertion>
            <office:change-info>
              <dc:creator>Gaetan Delannay</dc:creator>
              <dc:date>2006-10-26T09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P2">A</text:p>
            </table:table-cell>
            <table:table-cell table:style-name="Tableau1.A1" office:value-type="string">
              <text:p text:style-name="P2">B</text:p>
            </table:table-cell>
            <table:table-cell table:style-name="Tableau1.C1" office:value-type="string">
              <text:p text:style-name="P2">C</text:p>
            </table:table-cell>
          </table:table-row>
        </table:table-header-rows>
        <table:table-row>
          <table:table-cell table:style-name="Tableau1.A2" office:value-type="string">
            <text:p text:style-name="Table_20_Contents">a</text:p>
          </table:table-cell>
          <table:table-cell table:style-name="Tableau1.A2" office:value-type="string">
            <text:p text:style-name="Table_20_Contents"><office:annotation><dc:creator>GDE</dc:creator><dc:date>2006-10-26T00:00:00</dc:date><text:p>do cell for p in persons</text:p></office:annotation><text:change-start text:change-id="ct147371048"/>p.name<text:change-end text:change-id="ct147371048"/></text:p>
          </table:table-cell>
          <table:table-cell table:style-name="Tableau1.C2" office:value-type="string">
            <text:p text:style-name="Table_20_Contents">c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tracked-changes>
          <text:changed-region text:id="ct147379464">
            <text:insertion>
              <office:change-info>
                <dc:creator>Gaetan Delannay</dc:creator>
                <dc:date>2008-01-17T18:34:00</dc:date>
              </office:change-info>
            </text:insertion>
          </text:changed-region>
          <text:changed-region text:id="ct147379824">
            <text:insertion>
              <office:change-info>
                <dc:creator>Gaetan Delannay</dc:creator>
                <dc:date>2008-01-17T18:34:00</dc:date>
              </office:change-info>
            </text:insertion>
          </text:changed-region>
        </text:tracked-changes>
        <text:p text:style-name="P1">We are in header<text:tab/>Hi, person:<text:change-start text:change-id="ct147379464"/>persons[2].name<text:change-end text:change-id="ct147379464"/>, <text:change-start text:change-id="ct147379824"/>persons[2].firstName<text:change-end text:change-id="ct147379824"/></text:p>
      </style:header>
      <style:footer>
        <text:tracked-changes>
          <text:changed-region text:id="ct147394608">
            <text:insertion>
              <office:change-info>
                <dc:creator>Gaetan Delannay</dc:creator>
                <dc:date>2008-01-17T18:33:00</dc:date>
              </office:change-info>
            </text:insertion>
          </text:changed-region>
        </text:tracked-changes>
        <text:p text:style-name="Footer">We are in footer. Number of persons is <text:change-start text:change-id="ct147394608"/>leni(persons)<text:change-end text:change-id="ct147394608"/>.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6-10-26T09:05:06</meta:creation-date>
    <dc:creator>Gaetan Delannay</dc:creator>
    <dc:date>2008-01-18T11:01:00</dc:date>
    <dc:language>fr-BE</dc:language>
    <meta:editing-cycles>4</meta:editing-cycles>
    <meta:editing-duration>PT9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28" meta:character-count="134"/>
  </office:meta>
</office:document-meta>
</file>